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8">
      <style:text-properties fo:font-size="24pt" style:font-size-asian="24pt" style:font-size-complex="24pt"/>
    </style:style>
    <style:style style:name="P20" style:family="paragraph" style:parent-style-name="Standard" style:list-style-name="L9">
      <style:text-properties fo:font-size="24pt" style:font-size-asian="24pt" style:font-size-complex="24pt"/>
    </style:style>
    <style:style style:name="P21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2" style:family="paragraph" style:parent-style-name="Standard">
      <style:text-properties fo:color="#3333ff" fo:font-size="24pt" style:font-size-asian="24pt" style:font-size-complex="24pt"/>
    </style:style>
    <style:style style:name="P23" style:family="paragraph" style:parent-style-name="Standard">
      <style:text-properties fo:color="#000000" fo:font-size="24pt" style:font-size-asian="24pt" style:font-size-complex="24pt"/>
    </style:style>
    <style:style style:name="P24" style:family="paragraph" style:parent-style-name="Standard">
      <style:text-properties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26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5463257700310189826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4519946" text:continue-numbering="true" text:style-name="L1">
        <text:list-item>
          <text:p text:style-name="P12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5908125688792037271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4391632165664166324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7111624467008228234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4511262" text:continue-list="list4391632165664166324" text:style-name="L3">
        <text:list-item>
          <text:p text:style-name="P14">#r:<text:span text:style-name="T7">20210215_090529</text:span></text:p>
        </text:list-item>
        <text:list-item>
          <text:p text:style-name="P21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4836147310947668228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4521970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4525443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4521506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1209935240360130339" text:style-name="L6">
        <text:list-item>
          <text:p text:style-name="P17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4518160" text:continue-numbering="true" text:style-name="L6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650898992051945057" text:style-name="L7">
        <text:list-item>
          <text:p text:style-name="P18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5"><text:span text:style-name="T2">#20210219_082436</text:span>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4511702" text:continue-numbering="true" text:style-name="L7">
        <text:list-item>
          <text:p text:style-name="P18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4520711" text:continue-list="list34521506" text:style-name="L5">
        <text:list-item>
          <text:p text:style-name="P16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1"/>
          </table:table-cell>
        </table:table-row>
        <table:table-row>
          <table:table-cell table:style-name="表19.A2" office:value-type="string">
            <text:p text:style-name="P1"/>
          </table:table-cell>
        </table:table-row>
      </table:table>
      <text:list xml:id="list34524132" text:continue-numbering="true" text:style-name="L5">
        <text:list-item>
          <text:p text:style-name="P16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/>
          </table:table-cell>
          <table:table-cell table:style-name="表20.C1" office:value-type="string">
            <text:p text:style-name="P1"/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/>
          </table:table-cell>
          <table:table-cell table:style-name="表20.C2" office:value-type="string">
            <text:p text:style-name="P1"/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/>
          </table:table-cell>
          <table:table-cell table:style-name="表20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4506421" text:continue-numbering="true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4510466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<text:soft-page-break/>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<text:soft-page-break/>elevator.</text:p>
          </table:table-cell>
          <table:table-cell table:style-name="表8.C2" office:value-type="string">
            <text:p text:style-name="P4">20210217_1234<text:soft-page-break/>2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little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7657253609267573774" text:style-name="L8">
        <text:list-item>
          <text:p text:style-name="P19">###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3940089452005136194" text:style-name="L9">
        <text:list-item>
          <text:p text:style-name="P20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1T14:29:26.99</dc:date>
    <dc:creator>iwabuchi ken</dc:creator>
    <meta:editing-duration>PT5H27M38S</meta:editing-duration>
    <meta:editing-cycles>31</meta:editing-cycles>
    <meta:generator>OpenOffice/4.1.3$Win32 OpenOffice.org_project/413m1$Build-9783</meta:generator>
    <meta:document-statistic meta:table-count="20" meta:image-count="0" meta:object-count="0" meta:page-count="12" meta:paragraph-count="239" meta:word-count="1245" meta:character-count="5734"/>
  </office:meta>
</office:document-meta>
</file>